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8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4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84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8" office:value-type="string" calcext:value-type="string">
            <text:p>5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3"/>
          <table:table-cell table:style-name="ce17" office:value-type="float" office:value="14" calcext:value-type="float">
            <text:p>14</text:p>
          </table:table-cell>
          <table:table-cell table:style-name="ce17" table:number-columns-repeated="2"/>
          <table:table-cell table:style-name="ce17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34" office:value-type="string" calcext:value-type="string">
            <text:p>28,2,1</text:p>
          </table:table-cell>
          <table:table-cell table:style-name="ce33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8" office:value-type="string" calcext:value-type="string">
            <text:p>6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])" office:value-type="string" office:string-value="1,3,4,5" calcext:value-type="string">
            <text:p>1,3,4,5</text:p>
          </table:table-cell>
          <table:table-cell table:style-name="ce34" office:value-type="string" calcext:value-type="string">
            <text:p>28,2,1,14</text:p>
          </table:table-cell>
          <table:table-cell table:style-name="ce33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8" office:value-type="string" calcext:value-type="string">
            <text:p>7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0])" office:value-type="string" office:string-value="1,3,4,5,6" calcext:value-type="string">
            <text:p>1,3,4,5,6</text:p>
          </table:table-cell>
          <table:table-cell table:style-name="ce34" office:value-type="string" calcext:value-type="string">
            <text:p>28,2,1,14,14</text:p>
          </table:table-cell>
          <table:table-cell table:style-name="ce33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8" office:value-type="string" calcext:value-type="string">
            <text:p>8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1])" office:value-type="string" office:string-value="1,3,4,5,6,7" calcext:value-type="string">
            <text:p>1,3,4,5,6,7</text:p>
          </table:table-cell>
          <table:table-cell table:style-name="ce34" office:value-type="string" calcext:value-type="string">
            <text:p>28,2,1,14,14,14</text:p>
          </table:table-cell>
          <table:table-cell table:style-name="ce33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8" office:value-type="string" calcext:value-type="string">
            <text:p>9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2])" office:value-type="string" office:string-value="1,3,4,5,6,7,8" calcext:value-type="string">
            <text:p>1,3,4,5,6,7,8</text:p>
          </table:table-cell>
          <table:table-cell table:style-name="ce34" office:value-type="string" calcext:value-type="string">
            <text:p>28,2,1,14,14,14,14</text:p>
          </table:table-cell>
          <table:table-cell table:style-name="ce33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:.$A$13])" office:value-type="string" office:string-value="1,3,5,6,7,8,9" calcext:value-type="string">
            <text:p>1,3,5,6,7,8,9</text:p>
          </table:table-cell>
          <table:table-cell table:style-name="ce25" office:value-type="string" calcext:value-type="string">
            <text:p>28,2,6,6,6,6,6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63])" office:value-type="string" office:string-value="4,59" calcext:value-type="string">
            <text:p>4,59</text:p>
          </table:table-cell>
          <table:table-cell table:style-name="ce25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5];[.$A$16])" office:value-type="string" office:string-value="1,2,11,12" calcext:value-type="string">
            <text:p>1,2,11,12</text:p>
          </table:table-cell>
          <table:table-cell table:style-name="ce25" office:value-type="string" calcext:value-type="string">
            <text:p>36,5,5,5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5];[.$A$16];[.$A$17])" office:value-type="string" office:string-value="1,2,11,12,13" calcext:value-type="string">
            <text:p>1,2,11,12,13</text:p>
          </table:table-cell>
          <table:table-cell table:style-name="ce25" office:value-type="string" calcext:value-type="string">
            <text:p>36,5,5,5,1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20])" office:value-type="string" office:string-value="1,2,16" calcext:value-type="string">
            <text:p>1,2,16</text:p>
          </table:table-cell>
          <table:table-cell table:style-name="ce20" office:value-type="string" calcext:value-type="string">
            <text:p>24,2,8</text:p>
          </table:table-cell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20:.$A$21])" office:value-type="string" office:string-value="1,2,16,17" calcext:value-type="string">
            <text:p>1,2,16,17</text:p>
          </table:table-cell>
          <table:table-cell table:style-name="ce4" office:value-type="string" calcext:value-type="string">
            <text:p>24,2,2,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6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6" table:content-validation-name="val7" office:value-type="string" calcext:value-type="string">
            <text:p>Loose</text:p>
          </table:table-cell>
          <table:table-cell table:style-name="ce36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20:.$A$21];[.$A$22])" office:value-type="string" office:string-value="1,2,16,17,18" calcext:value-type="string">
            <text:p>1,2,16,17,18</text:p>
          </table:table-cell>
          <table:table-cell table:style-name="ce6" office:value-type="string" calcext:value-type="string">
            <text:p>24,2,2,2,24</text:p>
          </table:table-cell>
          <table:table-cell table:style-name="ce36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5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5" table:content-validation-name="val7" office:value-type="string" calcext:value-type="string">
            <text:p>Tight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20:.$A$21];[.$A$22];[.$A$23])" office:value-type="string" office:string-value="1,2,16,17,18,19" calcext:value-type="string">
            <text:p>1,2,16,17,18,19</text:p>
          </table:table-cell>
          <table:table-cell table:style-name="ce20" office:value-type="string" calcext:value-type="string">
            <text:p>24,2,2,2,24,24</text:p>
          </table:table-cell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5])" office:value-type="string" office:string-value="21" calcext:value-type="string">
            <text:p>2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5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7])" office:value-type="string" office:string-value="21,22,23" calcext:value-type="string">
            <text:p>21,22,2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8])" office:value-type="string" office:string-value="21,22,23,24" calcext:value-type="string">
            <text:p>21,22,23,24</text:p>
          </table:table-cell>
          <table:table-cell table:style-name="ce20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9])" office:value-type="string" office:string-value="21,22,23,24,25" calcext:value-type="string">
            <text:p>21,22,23,24,25</text:p>
          </table:table-cell>
          <table:table-cell table:style-name="ce25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30])" office:value-type="string" office:string-value="21,22,23,24,25,26" calcext:value-type="string">
            <text:p>21,22,23,24,25,26</text:p>
          </table:table-cell>
          <table:table-cell table:style-name="ce20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3])" office:value-type="string" office:string-value="28,29" calcext:value-type="string">
            <text:p>28,2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5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4])" office:value-type="string" office:string-value="28,29,30" calcext:value-type="string">
            <text:p>28,29,3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5])" office:value-type="string" office:string-value="28,29,30,31" calcext:value-type="string">
            <text:p>28,29,30,31</text:p>
          </table:table-cell>
          <table:table-cell table:style-name="ce20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6])" office:value-type="string" office:string-value="28,29,30,31,32" calcext:value-type="string">
            <text:p>28,29,30,31,32</text:p>
          </table:table-cell>
          <table:table-cell table:style-name="ce25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7])" office:value-type="string" office:string-value="28,29,30,31,32,33" calcext:value-type="string">
            <text:p>28,29,30,31,32,33</text:p>
          </table:table-cell>
          <table:table-cell table:style-name="ce20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5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5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9])" office:value-type="string" office:string-value="1,35" calcext:value-type="string">
            <text:p>1,35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5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9:.$A$40])" office:value-type="string" office:string-value="1,35,36" calcext:value-type="string">
            <text:p>1,35,36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9:.$A$41])" office:value-type="string" office:string-value="1,35,36,37" calcext:value-type="string">
            <text:p>1,35,36,37</text:p>
          </table:table-cell>
          <table:table-cell table:style-name="ce20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5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5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])" office:value-type="string" office:string-value="39" calcext:value-type="string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5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:.$A$44])" office:value-type="string" office:string-value="39,40" calcext:value-type="string">
            <text:p>39,40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3:.$A$45])" office:value-type="string" office:string-value="39,40,41" calcext:value-type="string">
            <text:p>39,40,41</text:p>
          </table:table-cell>
          <table:table-cell table:style-name="ce20" office:value-type="string" calcext:value-type="string">
            <text:p>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)" office:value-type="string" office:string-value="1,2,11,12" calcext:value-type="string">
            <text:p>1,2,11,12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47])" office:value-type="string" office:string-value="1,2,11,12,43" calcext:value-type="string">
            <text:p>1,2,11,12,43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48])" office:value-type="string" office:string-value="1,2,11,12,43,44" calcext:value-type="string">
            <text:p>1,2,11,12,43,44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5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49])" office:value-type="string" office:string-value="1,2,11,12,43,44,45" calcext:value-type="string">
            <text:p>1,2,11,12,43,44,45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50])" office:value-type="string" office:string-value="1,2,11,12,43,44,45,46" calcext:value-type="string">
            <text:p>1,2,11,12,43,44,45,46</text:p>
          </table:table-cell>
          <table:table-cell table:style-name="ce20" office:value-type="string" calcext:value-type="string">
            <text:p>24,2,5,10,2,2,2,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51])" office:value-type="string" office:string-value="1,2,11,12,43,44,45,46,47" calcext:value-type="string">
            <text:p>1,2,11,12,43,44,45,46,47</text:p>
          </table:table-cell>
          <table:table-cell table:style-name="ce20" office:value-type="string" calcext:value-type="string">
            <text:p>24,2,5,10,2,2,2,2,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52])" office:value-type="string" office:string-value="1,2,11,12,43,44,45,46,47,48" calcext:value-type="string">
            <text:p>1,2,11,12,43,44,45,46,47,48</text:p>
          </table:table-cell>
          <table:table-cell table:style-name="ce20" office:value-type="string" calcext:value-type="string">
            <text:p>24,2,5,10,2,2,2,2,2,2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DLC_BEAR</text:p>
          </table:table-cell>
          <table:table-cell/>
          <table:table-cell table:style-name="Default" table:number-columns-repeated="2"/>
          <table:table-cell table:style-name="ce3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15])" office:value-type="string" office:string-value="1,11" calcext:value-type="string">
            <text:p>1,11</text:p>
          </table:table-cell>
          <table:table-cell table:style-name="ce25" office:value-type="string" calcext:value-type="string">
            <text:p>32,5</text:p>
          </table:table-cell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6])" office:value-type="string" office:string-value="3,12" calcext:value-type="string">
            <text:p>3,12</text:p>
          </table:table-cell>
          <table:table-cell table:style-name="ce4" office:value-type="float" office:value="20" calcext:value-type="float">
            <text:p>20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5" table:content-validation-name="val3" office:value-type="string" calcext:value-type="string">
            <text:p>Player Assigned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35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6])" office:value-type="string" office:string-value="1,52" calcext:value-type="string">
            <text:p>1,52</text:p>
          </table:table-cell>
          <table:table-cell table:style-name="ce4" office:value-type="string" calcext:value-type="string">
            <text:p>16,10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8])" office:value-type="string" office:string-value="1,54" calcext:value-type="string">
            <text:p>1,54</text:p>
          </table:table-cell>
          <table:table-cell table:style-name="ce4" office:value-type="string" calcext:value-type="string">
            <text:p>14,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8];[.$A$60])" office:value-type="string" office:string-value="1,54,56" calcext:value-type="string">
            <text:p>1,54,56</text:p>
          </table:table-cell>
          <table:table-cell table:style-name="ce4" office:value-type="string" calcext:value-type="string">
            <text:p>5,4,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FARM</text:p>
          </table:table-cell>
          <table:table-cell table:style-name="ce4"/>
          <table:table-cell table:style-name="ce4" office:value-type="string" calcext:value-type="string">
            <text:p>VILLAGER_BASE_F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8];[.$A$60])" office:value-type="string" office:string-value="1,54,56" calcext:value-type="string">
            <text:p>1,54,56</text:p>
          </table:table-cell>
          <table:table-cell table:style-name="ce4" office:value-type="string" calcext:value-type="string">
            <text:p>10,4,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8];[.$A$60];[.$A$63])" office:value-type="string" office:string-value="1,54,56,59" calcext:value-type="string">
            <text:p>1,54,56,59</text:p>
          </table:table-cell>
          <table:table-cell table:style-name="ce4" office:value-type="string" calcext:value-type="string">
            <text:p>10,4,4,8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8];[.$A$60];[.$A$63:.$A$64])" office:value-type="string" office:string-value="1,54,56,59,60" calcext:value-type="string">
            <text:p>1,54,56,59,60</text:p>
          </table:table-cell>
          <table:table-cell table:style-name="ce4" office:value-type="string" calcext:value-type="string">
            <text:p>10,4,4,8,8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8];[.$A$60];[.$A$63:.$A$65])" office:value-type="string" office:string-value="1,54,56,59,60,61" calcext:value-type="string">
            <text:p>1,54,56,59,60,61</text:p>
          </table:table-cell>
          <table:table-cell table:style-name="ce4" office:value-type="string" calcext:value-type="string">
            <text:p>14,4,4,4,4,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4" office:value-type="string" calcext:value-type="string">
            <text:p>HEAVY_SWORDSMA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6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35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35" table:content-validation-name="val7" office:value-type="string" calcext:value-type="string">
            <text:p>Loose</text:p>
          </table:table-cell>
          <table:table-cell table:style-name="ce35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35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4" office:value-type="string" calcext:value-type="string">
            <text:p>KING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69])" office:value-type="string" office:string-value="1,65" calcext:value-type="string">
            <text:p>1,65</text:p>
          </table:table-cell>
          <table:table-cell table:style-name="ce4" office:value-type="float" office:value="7" calcext:value-type="float">
            <text:p>7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72])" office:value-type="string" office:string-value="1,2,68" calcext:value-type="string">
            <text:p>1,2,68</text:p>
          </table:table-cell>
          <table:table-cell table:style-name="ce4" office:value-type="string" calcext:value-type="string">
            <text:p>22,12,1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9:41:52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5T09:42:39.435000000</dc:date>
    <meta:editing-duration>P26DT9H37M15S</meta:editing-duration>
    <meta:editing-cycles>1154</meta:editing-cycles>
    <meta:generator>LibreOffice/7.1.3.2$Windows_X86_64 LibreOffice_project/47f78053abe362b9384784d31a6e56f8511eb1c1</meta:generator>
    <meta:document-statistic meta:table-count="1" meta:cell-count="887" meta:object-count="0"/>
  </office:meta>
</office:document-meta>
</file>